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40.3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conferenc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prec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size_source</text:p>
          </table:table-cell>
          <table:table-cell office:value-type="string" calcext:value-type="string">
            <text:p>size_target</text:p>
          </table:table-cell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50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91549808778" calcext:value-type="float">
            <text:p>0,391549808778</text:p>
          </table:table-cell>
          <table:table-cell office:value-type="float" office:value="5491" calcext:value-type="float">
            <text:p>5491</text:p>
          </table:table-cell>
          <table:table-cell table:number-columns-repeated="2" office:value-type="float" office:value="2150" calcext:value-type="float">
            <text:p>2150</text:p>
          </table:table-cell>
          <table:table-cell table:formula="of:=IF([.B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50_1,sparql</text:p>
          </table:table-cell>
          <table:table-cell office:value-type="float" office:value="1" calcext:value-type="float">
            <text:p>1</text:p>
          </table:table-cell>
          <table:table-cell office:value-type="float" office:value="0.783099617556001" calcext:value-type="float">
            <text:p>0,783099617556001</text:p>
          </table:table-cell>
          <table:table-cell office:value-type="float" office:value="5491" calcext:value-type="float">
            <text:p>5491</text:p>
          </table:table-cell>
          <table:table-cell table:number-columns-repeated="2" office:value-type="float" office:value="4300" calcext:value-type="float">
            <text:p>4300</text:p>
          </table:table-cell>
          <table:table-cell table:formula="of:=IF([.B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4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79" calcext:value-type="float">
            <text:p>1279</text:p>
          </table:table-cell>
          <table:table-cell table:formula="of:=IF([.B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47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279" calcext:value-type="float">
            <text:p>1279</text:p>
          </table:table-cell>
          <table:table-cell table:formula="of:=IF([.B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46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46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46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0289" calcext:value-type="float">
            <text:p>10289</text:p>
          </table:table-cell>
          <table:table-cell table:formula="of:=IF([.B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30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11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1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5_0,sparql</text:p>
          </table:table-cell>
          <table:table-cell office:value-type="float" office:value="0.0408225437928408" calcext:value-type="float">
            <text:p>0,040822543792841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13130" calcext:value-type="float">
            <text:p>13130</text:p>
          </table:table-cell>
          <table:table-cell office:value-type="float" office:value="536" calcext:value-type="float">
            <text:p>536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mt_60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1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IF([.B1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3_3,sparql</text:p>
          </table:table-cell>
          <table:table-cell office:value-type="float" office:value="0.137398145546502" calcext:value-type="float">
            <text:p>0,137398145546502</text:p>
          </table:table-cell>
          <table:table-cell office:value-type="float" office:value="1" calcext:value-type="float">
            <text:p>1</text:p>
          </table:table-cell>
          <table:table-cell office:value-type="float" office:value="489" calcext:value-type="float">
            <text:p>489</text:p>
          </table:table-cell>
          <table:table-cell office:value-type="float" office:value="3559" calcext:value-type="float">
            <text:p>3559</text:p>
          </table:table-cell>
          <table:table-cell office:value-type="float" office:value="489" calcext:value-type="float">
            <text:p>489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kaw_3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das_3_2,sparql</text:p>
          </table:table-cell>
          <table:table-cell office:value-type="float" office:value="0.130311614730878" calcext:value-type="float">
            <text:p>0,130311614730878</text:p>
          </table:table-cell>
          <table:table-cell office:value-type="float" office:value="0.940695296523517" calcext:value-type="float">
            <text:p>0,940695296523517</text:p>
          </table:table-cell>
          <table:table-cell office:value-type="float" office:value="489" calcext:value-type="float">
            <text:p>489</text:p>
          </table:table-cell>
          <table:table-cell office:value-type="float" office:value="3530" calcext:value-type="float">
            <text:p>3530</text:p>
          </table:table-cell>
          <table:table-cell office:value-type="float" office:value="460" calcext:value-type="float">
            <text:p>46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mt_3_1,sparql</text:p>
          </table:table-cell>
          <table:table-cell office:value-type="float" office:value="0.130323679727428" calcext:value-type="float">
            <text:p>0,130323679727428</text:p>
          </table:table-cell>
          <table:table-cell office:value-type="float" office:value="0.938650306748466" calcext:value-type="float">
            <text:p>0,938650306748466</text:p>
          </table:table-cell>
          <table:table-cell office:value-type="float" office:value="489" calcext:value-type="float">
            <text:p>489</text:p>
          </table:table-cell>
          <table:table-cell office:value-type="float" office:value="3522" calcext:value-type="float">
            <text:p>3522</text:p>
          </table:table-cell>
          <table:table-cell office:value-type="float" office:value="459" calcext:value-type="float">
            <text:p>459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edas_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1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7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71" calcext:value-type="float">
            <text:p>871</text:p>
          </table:table-cell>
          <table:table-cell table:formula="of:=IF([.B2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5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2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52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2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52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2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14_0,sparql</text:p>
          </table:table-cell>
          <table:table-cell office:value-type="float" office:value="1" calcext:value-type="float">
            <text:p>1</text:p>
          </table:table-cell>
          <table:table-cell office:value-type="float" office:value="0.684948979591837" calcext:value-type="float">
            <text:p>0,684948979591837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IF([.B2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table:formula="of:=IF([.B2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5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5" calcext:value-type="float">
            <text:p>45</text:p>
          </table:table-cell>
          <table:table-cell table:formula="of:=IF([.B2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31_1,sparql</text:p>
          </table:table-cell>
          <table:table-cell office:value-type="float" office:value="0.934560480841473" calcext:value-type="float">
            <text:p>0,934560480841473</text:p>
          </table:table-cell>
          <table:table-cell office:value-type="float" office:value="0.788026607538803" calcext:value-type="float">
            <text:p>0,788026607538803</text:p>
          </table:table-cell>
          <table:table-cell office:value-type="float" office:value="15785" calcext:value-type="float">
            <text:p>15785</text:p>
          </table:table-cell>
          <table:table-cell office:value-type="float" office:value="13310" calcext:value-type="float">
            <text:p>13310</text:p>
          </table:table-cell>
          <table:table-cell office:value-type="float" office:value="12439" calcext:value-type="float">
            <text:p>12439</text:p>
          </table:table-cell>
          <table:table-cell/>
          <table:table-cell office:value-type="string" calcext:value-type="string">
            <text:p>document</text:p>
          </table:table-cell>
        </table:table-row>
        <table:table-row table:style-name="ro1">
          <table:table-cell office:value-type="string" calcext:value-type="string">
            <text:p>cmt_31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2423186569528" calcext:value-type="float">
            <text:p>0,92423186569528</text:p>
          </table:table-cell>
          <table:table-cell office:value-type="float" office:value="15785" calcext:value-type="float">
            <text:p>15785</text:p>
          </table:table-cell>
          <table:table-cell table:number-columns-repeated="2" office:value-type="float" office:value="14589" calcext:value-type="float">
            <text:p>14589</text:p>
          </table:table-cell>
          <table:table-cell table:formula="of:=IF([.B2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42_1,sparql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00967296176877015" calcext:value-type="float">
            <text:p>0,00967296176877</text:p>
          </table:table-cell>
          <table:table-cell office:value-type="float" office:value="2171" calcext:value-type="float">
            <text:p>217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42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9032703823123" calcext:value-type="float">
            <text:p>0,99032703823123</text:p>
          </table:table-cell>
          <table:table-cell office:value-type="float" office:value="2171" calcext:value-type="float">
            <text:p>2171</text:p>
          </table:table-cell>
          <table:table-cell table:number-columns-repeated="2" office:value-type="float" office:value="2150" calcext:value-type="float">
            <text:p>2150</text:p>
          </table:table-cell>
          <table:table-cell table:formula="of:=IF([.B3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IF([.B3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24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IF([.B3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2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3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3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6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esentation</text:p>
          </table:table-cell>
        </table:table-row>
        <table:table-row table:style-name="ro1">
          <table:table-cell office:value-type="string" calcext:value-type="string">
            <text:p>cmt_0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3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5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3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61" calcext:value-type="float">
            <text:p>561</text:p>
          </table:table-cell>
          <table:table-cell table:formula="of:=IF([.B3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3_1,sparql</text:p>
          </table:table-cell>
          <table:table-cell office:value-type="float" office:value="0.991166077738516" calcext:value-type="float">
            <text:p>0,991166077738516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566" calcext:value-type="float">
            <text:p>566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3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61" calcext:value-type="float">
            <text:p>561</text:p>
          </table:table-cell>
          <table:table-cell table:formula="of:=IF([.B4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33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3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33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3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4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5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" calcext:value-type="float">
            <text:p>21</text:p>
          </table:table-cell>
          <table:table-cell table:formula="of:=IF([.B4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2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284" calcext:value-type="float">
            <text:p>3284</text:p>
          </table:table-cell>
          <table:table-cell table:formula="of:=IF([.B4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9_0,sparq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8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95140013885675" calcext:value-type="float">
            <text:p>0,995140013885675</text:p>
          </table:table-cell>
          <table:table-cell office:value-type="float" office:value="4321" calcext:value-type="float">
            <text:p>4321</text:p>
          </table:table-cell>
          <table:table-cell table:number-columns-repeated="2" office:value-type="float" office:value="4300" calcext:value-type="float">
            <text:p>4300</text:p>
          </table:table-cell>
          <table:table-cell table:formula="of:=IF([.B4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8_1,sparql</text:p>
          </table:table-cell>
          <table:table-cell office:value-type="float" office:value="1" calcext:value-type="float">
            <text:p>1</text:p>
          </table:table-cell>
          <table:table-cell office:value-type="float" office:value="0.497570006942837" calcext:value-type="float">
            <text:p>0,497570006942837</text:p>
          </table:table-cell>
          <table:table-cell office:value-type="float" office:value="4321" calcext:value-type="float">
            <text:p>4321</text:p>
          </table:table-cell>
          <table:table-cell table:number-columns-repeated="2" office:value-type="float" office:value="2150" calcext:value-type="float">
            <text:p>2150</text:p>
          </table:table-cell>
          <table:table-cell table:formula="of:=IF([.B4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49_0,sparql</text:p>
          </table:table-cell>
          <table:table-cell office:value-type="float" office:value="0.0408225437928408" calcext:value-type="float">
            <text:p>0,040822543792841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13130" calcext:value-type="float">
            <text:p>13130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confOf_49_1,sparql</text:p>
          </table:table-cell>
          <table:table-cell office:value-type="float" office:value="0.794074074074074" calcext:value-type="float">
            <text:p>0,794074074074074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float" office:value="675" calcext:value-type="float">
            <text:p>675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topic</text:p>
          </table:table-cell>
        </table:table-row>
        <table:table-row table:style-name="ro1">
          <table:table-cell office:value-type="string" calcext:value-type="string">
            <text:p>ekaw_59_0,sparql</text:p>
          </table:table-cell>
          <table:table-cell office:value-type="float" office:value="1" calcext:value-type="float">
            <text:p>1</text:p>
          </table:table-cell>
          <table:table-cell office:value-type="float" office:value="0.705648637505154" calcext:value-type="float">
            <text:p>0,705648637505154</text:p>
          </table:table-cell>
          <table:table-cell office:value-type="float" office:value="26679" calcext:value-type="float">
            <text:p>26679</text:p>
          </table:table-cell>
          <table:table-cell table:number-columns-repeated="2" office:value-type="float" office:value="18826" calcext:value-type="float">
            <text:p>18826</text:p>
          </table:table-cell>
          <table:table-cell table:formula="of:=IF([.B5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0_0,sparql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partOf conference</text:p>
          </table:table-cell>
        </table:table-row>
        <table:table-row table:style-name="ro1">
          <table:table-cell office:value-type="string" calcext:value-type="string">
            <text:p>ekaw_2_0,sparq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37_0,sparql</text:p>
          </table:table-cell>
          <table:table-cell office:value-type="float" office:value="0.238124238733252" calcext:value-type="float">
            <text:p>0,238124238733252</text:p>
          </table:table-cell>
          <table:table-cell office:value-type="float" office:value="0.993646759847522" calcext:value-type="float">
            <text:p>0,993646759847522</text:p>
          </table:table-cell>
          <table:table-cell office:value-type="float" office:value="787" calcext:value-type="float">
            <text:p>787</text:p>
          </table:table-cell>
          <table:table-cell office:value-type="float" office:value="3284" calcext:value-type="float">
            <text:p>3284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string" calcext:value-type="string">
            <text:p>active participant</text:p>
          </table:table-cell>
        </table:table-row>
        <table:table-row table:style-name="ro1">
          <table:table-cell office:value-type="string" calcext:value-type="string">
            <text:p>cmt_56_0,sparql</text:p>
          </table:table-cell>
          <table:table-cell office:value-type="float" office:value="1" calcext:value-type="float">
            <text:p>1</text:p>
          </table:table-cell>
          <table:table-cell office:value-type="float" office:value="0.684948979591837" calcext:value-type="float">
            <text:p>0,684948979591837</text:p>
          </table:table-cell>
          <table:table-cell office:value-type="float" office:value="1568" calcext:value-type="float">
            <text:p>1568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IF([.B5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58_0,sparql</text:p>
          </table:table-cell>
          <table:table-cell office:value-type="float" office:value="1" calcext:value-type="float">
            <text:p>1</text:p>
          </table:table-cell>
          <table:table-cell office:value-type="float" office:value="0.705648637505154" calcext:value-type="float">
            <text:p>0,705648637505154</text:p>
          </table:table-cell>
          <table:table-cell office:value-type="float" office:value="26679" calcext:value-type="float">
            <text:p>26679</text:p>
          </table:table-cell>
          <table:table-cell table:number-columns-repeated="2" office:value-type="float" office:value="18826" calcext:value-type="float">
            <text:p>18826</text:p>
          </table:table-cell>
          <table:table-cell table:formula="of:=IF([.B5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1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5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1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5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2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7" calcext:value-type="float">
            <text:p>27</text:p>
          </table:table-cell>
          <table:table-cell table:formula="of:=IF([.B6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43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6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4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2" calcext:value-type="float">
            <text:p>1602</text:p>
          </table:table-cell>
          <table:table-cell table:formula="of:=IF([.B6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1_0,sparql</text:p>
          </table:table-cell>
          <table:table-cell office:value-type="float" office:value="1" calcext:value-type="float">
            <text:p>1</text:p>
          </table:table-cell>
          <table:table-cell office:value-type="float" office:value="0.749476622470342" calcext:value-type="float">
            <text:p>0,749476622470342</text:p>
          </table:table-cell>
          <table:table-cell office:value-type="float" office:value="1433" calcext:value-type="float">
            <text:p>1433</text:p>
          </table:table-cell>
          <table:table-cell table:number-columns-repeated="2" office:value-type="float" office:value="1074" calcext:value-type="float">
            <text:p>1074</text:p>
          </table:table-cell>
          <table:table-cell table:formula="of:=IF([.B6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1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02" calcext:value-type="float">
            <text:p>1602</text:p>
          </table:table-cell>
          <table:table-cell table:formula="of:=IF([.B6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9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300" calcext:value-type="float">
            <text:p>1300</text:p>
          </table:table-cell>
          <table:table-cell table:formula="of:=IF([.B6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39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300" calcext:value-type="float">
            <text:p>1300</text:p>
          </table:table-cell>
          <table:table-cell table:formula="of:=IF([.B6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2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150" calcext:value-type="float">
            <text:p>2150</text:p>
          </table:table-cell>
          <table:table-cell table:formula="of:=IF([.B6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48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202" calcext:value-type="float">
            <text:p>2202</text:p>
          </table:table-cell>
          <table:table-cell table:formula="of:=IF([.B6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48_2,sparql</text:p>
          </table:table-cell>
          <table:table-cell office:value-type="float" office:value="0.937021276595745" calcext:value-type="float">
            <text:p>0,937021276595745</text:p>
          </table:table-cell>
          <table:table-cell office:value-type="float" office:value="1" calcext:value-type="float">
            <text:p>1</text:p>
          </table:table-cell>
          <table:table-cell office:value-type="float" office:value="2202" calcext:value-type="float">
            <text:p>2202</text:p>
          </table:table-cell>
          <table:table-cell office:value-type="float" office:value="2350" calcext:value-type="float">
            <text:p>2350</text:p>
          </table:table-cell>
          <table:table-cell office:value-type="float" office:value="2202" calcext:value-type="float">
            <text:p>2202</text:p>
          </table:table-cell>
          <table:table-cell table:formula="of:=IF([.B69]&lt;1;&quot;PROBLEM&quot;;&quot;&quot;)" office:value-type="string" office:string-value="PROBLEM" calcext:value-type="string">
            <text:p>PROBLEM</text:p>
          </table:table-cell>
          <table:table-cell office:value-type="string" calcext:value-type="string">
            <text:p>participant ?</text:p>
          </table:table-cell>
        </table:table-row>
        <table:table-row table:style-name="ro1">
          <table:table-cell office:value-type="string" calcext:value-type="string">
            <text:p>edas_48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202" calcext:value-type="float">
            <text:p>2202</text:p>
          </table:table-cell>
          <table:table-cell table:formula="of:=IF([.B7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26_1,sparql</text:p>
          </table:table-cell>
          <table:table-cell office:value-type="float" office:value="0.0483351235230935" calcext:value-type="float">
            <text:p>0,048335123523094</text:p>
          </table:table-cell>
          <table:table-cell office:value-type="float" office:value="0.511363636363636" calcext:value-type="float">
            <text:p>0,511363636363636</text:p>
          </table:table-cell>
          <table:table-cell office:value-type="float" office:value="88" calcext:value-type="float">
            <text:p>88</text:p>
          </table:table-cell>
          <table:table-cell office:value-type="float" office:value="931" calcext:value-type="float">
            <text:p>93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as_26_0,sparql</text:p>
          </table:table-cell>
          <table:table-cell office:value-type="float" office:value="0.0491266375545852" calcext:value-type="float">
            <text:p>0,049126637554585</text:p>
          </table:table-cell>
          <table:table-cell office:value-type="float" office:value="0.511363636363636" calcext:value-type="float">
            <text:p>0,511363636363636</text:p>
          </table:table-cell>
          <table:table-cell office:value-type="float" office:value="88" calcext:value-type="float">
            <text:p>88</text:p>
          </table:table-cell>
          <table:table-cell office:value-type="float" office:value="916" calcext:value-type="float">
            <text:p>91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23_0,sparql</text:p>
          </table:table-cell>
          <table:table-cell office:value-type="float" office:value="1" calcext:value-type="float">
            <text:p>1</text:p>
          </table:table-cell>
          <table:table-cell office:value-type="float" office:value="0.998479781088477" calcext:value-type="float">
            <text:p>0,998479781088477</text:p>
          </table:table-cell>
          <table:table-cell office:value-type="float" office:value="3289" calcext:value-type="float">
            <text:p>3289</text:p>
          </table:table-cell>
          <table:table-cell table:number-columns-repeated="2" office:value-type="float" office:value="3284" calcext:value-type="float">
            <text:p>3284</text:p>
          </table:table-cell>
          <table:table-cell table:formula="of:=IF([.B7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36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41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5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41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4_2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4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8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4_3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79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nfOf_4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351" calcext:value-type="float">
            <text:p>4351</text:p>
          </table:table-cell>
          <table:table-cell table:formula="of:=IF([.B80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7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1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27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IF([.B82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40_0,sparql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83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cmt_5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834" calcext:value-type="float">
            <text:p>2834</text:p>
          </table:table-cell>
          <table:table-cell table:formula="of:=IF([.B84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9_0,sparq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_35_0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674" calcext:value-type="float">
            <text:p>2674</text:p>
          </table:table-cell>
          <table:table-cell table:formula="of:=IF([.B86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das_35_1,sparq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674" calcext:value-type="float">
            <text:p>2674</text:p>
          </table:table-cell>
          <table:table-cell table:formula="of:=IF([.B87]&lt;1;&quot;PROBLEM&quot;;&quot;&quot;)">
            <text:p/>
          </table:table-cell>
          <table:table-cell/>
        </table:table-row>
        <table:table-row table:style-name="ro1">
          <table:table-cell office:value-type="string" calcext:value-type="string">
            <text:p>ekaw_19_0,sparql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onf has part</text:p>
          </table:table-cell>
        </table:table-row>
        <table:table-row table:style-name="ro1">
          <table:table-cell office:value-type="string" calcext:value-type="string">
            <text:p>cmt_12_0,sparq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w_12_2,sparq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Of_12_1,sparq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1:56:31.129389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2T13:19:48.746393823</dc:date>
    <meta:editing-duration>PT13M48S</meta:editing-duration>
    <meta:editing-cycles>3</meta:editing-cycles>
    <meta:generator>LibreOffice/6.0.3.2$Linux_X86_64 LibreOffice_project/00m0$Build-2</meta:generator>
    <meta:document-statistic meta:table-count="1" meta:cell-count="621" meta:object-count="0"/>
  </office:meta>
</office:document-meta>
</file>